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ctorNetty2ClientHttpConnector.ReactorNetty2ClientHttpConnector( ReactorNetty2ResourceFactory factory , Function &lt; HttpClient , HttpClient &gt; 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actorNetty2ClientHttpConnector.adaptRequest( HttpMethod method , URI uri , HttpClientRequest request , NettyOutbound nettyOutbou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2ClientHttpConnector.ReactorNetty2ClientHttpConn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2ClientHttpConnector.connect( HttpMethod method , URI uri , Function &lt; ? super ClientHttpRequest , Mono &lt; Void &gt; &gt; requestCallba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actorNetty2ClientHttpConnector.ReactorNetty2ClientHttpConnector( HttpClient httpCl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actorNetty2ClientHttpConnector.applyLoopResources( ReactorNetty2Resource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